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0fedae" officeooo:paragraph-rsid="000fe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Equation Rock Popper beta!</text:p>
      <text:p text:style-name="P1">Instructions:</text:p>
      <text:p text:style-name="P1">- try to reach a highscore by solving the equations moving through the screen</text:p>
      <text:p text:style-name="P1">- to solve, enter the correct solution, then press 'enter'</text:p>
      <text:p text:style-name="P1">- you can discard the entered solution by pressing 'backspace'</text:p>
      <text:p text:style-name="P1">- if you send the wrong solution, or an equation reaches the bottom, you lose one life</text:p>
      <text:p text:style-name="P1">- if you run out of lives, the game is over</text:p>
      <text:p text:style-name="P1">- division is without remainder (e.g.: 2/5 = 0; 7/3 = 2)</text:p>
      <text:p text:style-name="P1">- press 'esc' at any time to quit game</text:p>
      <text:p text:style-name="P1">- press 'enter' to start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1T14:34:42.571955488</dc:date>
    <meta:editing-duration>PT43S</meta:editing-duration>
    <meta:editing-cycles>1</meta:editing-cycles>
    <meta:document-statistic meta:table-count="0" meta:image-count="0" meta:object-count="0" meta:page-count="1" meta:paragraph-count="10" meta:word-count="96" meta:character-count="499" meta:non-whitespace-character-count="413"/>
    <meta:generator>LibreOffice/5.1.2.2$Linux_X86_64 LibreOffice_project/10m0$Build-2</meta:generator>
  </office:meta>
</office:document-meta>
</file>